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ean 1</text:p>
          </table:table-cell>
          <table:table-cell table:style-name="ce1" table:formula="of:=AVERAGE([.F2:.F101])" office:value-type="float" office:value="1.02902813682266" calcext:value-type="float">
            <text:p>1.02902813682266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6849410063" calcext:value-type="float">
            <text:p>1.022684941006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7505931698" calcext:value-type="float">
            <text:p>0.253750593169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379339844221" calcext:value-type="float">
            <text:p>0.9037933984422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38758700045" calcext:value-type="float">
            <text:p>0.2733875870004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12004456208" calcext:value-type="float">
            <text:p>1.081200445620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252154883036" calcext:value-type="float">
            <text:p>1.125215488303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81627065752" calcext:value-type="float">
            <text:p>0.2608162706575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977285678781" calcext:value-type="float">
            <text:p>0.8797728567878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25691428367" calcext:value-type="float">
            <text:p>0.2632569142836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67330445888" calcext:value-type="float">
            <text:p>1.076733044588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73397843336" calcext:value-type="float">
            <text:p>1.0573397843336</text:p>
          </table:table-cell>
          <table:table-cell/>
          <table:table-cell office:value-type="string" calcext:value-type="string">
            <text:p>Mean 2</text:p>
          </table:table-cell>
          <table:table-cell table:style-name="ce1" table:formula="of:=AVERAGE([.P2:.P101])" office:value-type="float" office:value="0.262319071929915" calcext:value-type="float">
            <text:p>0.262319071929915</text:p>
          </table:table-cell>
          <table:table-cell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8339357634" calcext:value-type="float">
            <text:p>0.26833935763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156697670729" calcext:value-type="float">
            <text:p>0.8315669767072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7538665472" calcext:value-type="float">
            <text:p>0.269753866547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63678352132" calcext:value-type="float">
            <text:p>1.086367835213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97590191194" calcext:value-type="float">
            <text:p>1.109759019119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539819314012" calcext:value-type="float">
            <text:p>0.2553981931401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1033373162698" calcext:value-type="float">
            <text:p>0.9103337316269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11112160287" calcext:value-type="float">
            <text:p>0.2761111216028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5056056057" calcext:value-type="float">
            <text:p>1.066505605605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59040089846" calcext:value-type="float">
            <text:p>1.055904008984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842305231388" calcext:value-type="float">
            <text:p>0.2484230523138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4241328434" calcext:value-type="float">
            <text:p>0.87424132843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93072433679" calcext:value-type="float">
            <text:p>0.2639307243367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5019354351" calcext:value-type="float">
            <text:p>1.056501935435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999514784252" calcext:value-type="float">
            <text:p>0.9799951478425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000385808234" calcext:value-type="float">
            <text:p>0.2800038580823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125618402455" calcext:value-type="float">
            <text:p>0.9912561840245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67974703926" calcext:value-type="float">
            <text:p>0.2766797470392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3668792366" calcext:value-type="float">
            <text:p>1.003366879236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9215792581" calcext:value-type="float">
            <text:p>1.06921579258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81899607014" calcext:value-type="float">
            <text:p>0.2738189960701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3478593410682" calcext:value-type="float">
            <text:p>0.9347859341068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003589716563" calcext:value-type="float">
            <text:p>0.2700358971656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094806675664" calcext:value-type="float">
            <text:p>0.9409480667566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9251001743" calcext:value-type="float">
            <text:p>1.017925100174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53987053637" calcext:value-type="float">
            <text:p>0.2455398705363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030585640112" calcext:value-type="float">
            <text:p>0.8803058564011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302725895367" calcext:value-type="float">
            <text:p>0.2830272589536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03920624926" calcext:value-type="float">
            <text:p>1.080392062492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10705908126" calcext:value-type="float">
            <text:p>0.9961070590812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891070330975" calcext:value-type="float">
            <text:p>0.2389107033097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794147824991" calcext:value-type="float">
            <text:p>0.9079414782499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117221764862" calcext:value-type="float">
            <text:p>0.2311722176486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53102396148" calcext:value-type="float">
            <text:p>1.085310239614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439871037662" calcext:value-type="float">
            <text:p>1.143987103766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9654199136" calcext:value-type="float">
            <text:p>0.258965419913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802000525808" calcext:value-type="float">
            <text:p>0.9280200052580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605794963" calcext:value-type="float">
            <text:p>0.24960579496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73426802389" calcext:value-type="float">
            <text:p>1.037342680238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773570869595" calcext:value-type="float">
            <text:p>0.9577357086959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975686029146" calcext:value-type="float">
            <text:p>0.2597568602914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000745137343" calcext:value-type="float">
            <text:p>0.8200074513734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865886976659" calcext:value-type="float">
            <text:p>0.2486588697665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96496468182" calcext:value-type="float">
            <text:p>1.099649646818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0589457628" calcext:value-type="float">
            <text:p>1.017058945762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45573759015" calcext:value-type="float">
            <text:p>0.2734557375901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7972518664054" calcext:value-type="float">
            <text:p>0.7797251866405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69030167604" calcext:value-type="float">
            <text:p>0.2726903016760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440196509785" calcext:value-type="float">
            <text:p>0.9944019650978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30057241986" calcext:value-type="float">
            <text:p>1.043005724198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78465423095" calcext:value-type="float">
            <text:p>0.2727846542309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533538161519" calcext:value-type="float">
            <text:p>0.8653353816151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323100000553" calcext:value-type="float">
            <text:p>0.2832310000055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09423414167" calcext:value-type="float">
            <text:p>1.040942341416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60361916033" calcext:value-type="float">
            <text:p>1.006036191603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53576141553" calcext:value-type="float">
            <text:p>0.2535357614155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989816507008" calcext:value-type="float">
            <text:p>0.8998981650700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559916615661" calcext:value-type="float">
            <text:p>0.2755991661566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5845688474" calcext:value-type="float">
            <text:p>1.022584568847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640661926461" calcext:value-type="float">
            <text:p>0.9764066192646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873984703261" calcext:value-type="float">
            <text:p>0.2787398470326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324775423116" calcext:value-type="float">
            <text:p>0.8832477542311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54342823794" calcext:value-type="float">
            <text:p>0.2635434282379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56038354793" calcext:value-type="float">
            <text:p>1.015603835479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14663539778" calcext:value-type="float">
            <text:p>1.041466353977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039150811323" calcext:value-type="float">
            <text:p>0.2403915081132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174600381925" calcext:value-type="float">
            <text:p>0.817460038192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668621221318" calcext:value-type="float">
            <text:p>0.2466862122131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22926035598" calcext:value-type="float">
            <text:p>1.012292603559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09981064173" calcext:value-type="float">
            <text:p>1.030998106417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671324257167" calcext:value-type="float">
            <text:p>0.2467132425716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1007827395803" calcext:value-type="float">
            <text:p>0.9100782739580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72770209234" calcext:value-type="float">
            <text:p>0.2767277020923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68001390253" calcext:value-type="float">
            <text:p>1.026800139025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19034218324" calcext:value-type="float">
            <text:p>1.001903421832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18084411182" calcext:value-type="float">
            <text:p>0.2451808441118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688124072699" calcext:value-type="float">
            <text:p>0.9268812407269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5787584588" calcext:value-type="float">
            <text:p>0.2679578758458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1205323261" calcext:value-type="float">
            <text:p>1.017120532326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679052673529" calcext:value-type="float">
            <text:p>0.9567905267352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818313439785" calcext:value-type="float">
            <text:p>0.2881831343978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51776270178" calcext:value-type="float">
            <text:p>0.855177627017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54654700274" calcext:value-type="float">
            <text:p>0.2725465470027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12689483443" calcext:value-type="float">
            <text:p>1.081268948344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6183068972796" calcext:value-type="float">
            <text:p>0.9618306897279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640623098999" calcext:value-type="float">
            <text:p>0.2464062309899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119338014266" calcext:value-type="float">
            <text:p>0.9011933801426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64286694559" calcext:value-type="float">
            <text:p>0.2496428669455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26317810154" calcext:value-type="float">
            <text:p>1.042631781015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20299470848" calcext:value-type="float">
            <text:p>1.012029947084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580281115569" calcext:value-type="float">
            <text:p>0.2658028111556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066810565396" calcext:value-type="float">
            <text:p>0.8206681056539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37815867329" calcext:value-type="float">
            <text:p>0.2723781586732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860106105026" calcext:value-type="float">
            <text:p>0.9586010610502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8079001803" calcext:value-type="float">
            <text:p>0.998807900180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225863311592" calcext:value-type="float">
            <text:p>0.2622586331159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032116796269" calcext:value-type="float">
            <text:p>0.8203211679626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893264923067" calcext:value-type="float">
            <text:p>0.2689326492306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0943899472" calcext:value-type="float">
            <text:p>1.02094389947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45800521537" calcext:value-type="float">
            <text:p>1.004580052153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817064439873" calcext:value-type="float">
            <text:p>0.2381706443987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6436576775323" calcext:value-type="float">
            <text:p>0.9643657677532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064372234516" calcext:value-type="float">
            <text:p>0.2906437223451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29652169779" calcext:value-type="float">
            <text:p>1.032965216977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59599014447" calcext:value-type="float">
            <text:p>1.025959901444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450297657153" calcext:value-type="float">
            <text:p>0.2345029765715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251737811821" calcext:value-type="float">
            <text:p>0.8225173781182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101659289643" calcext:value-type="float">
            <text:p>0.2410165928964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3768091697" calcext:value-type="float">
            <text:p>1.003376809169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69416396987" calcext:value-type="float">
            <text:p>1.016941639698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65975307626" calcext:value-type="float">
            <text:p>0.2646597530762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599471242457" calcext:value-type="float">
            <text:p>0.8859947124245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05446094085" calcext:value-type="float">
            <text:p>0.2530544609408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8456322101" calcext:value-type="float">
            <text:p>1.050845632210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94884337595" calcext:value-type="float">
            <text:p>0.979488433759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0605282818" calcext:value-type="float">
            <text:p>0.264060528281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584804863656" calcext:value-type="float">
            <text:p>0.8958480486365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750317242915" calcext:value-type="float">
            <text:p>0.2475031724291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2189740003" calcext:value-type="float">
            <text:p>1.038218974000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16436610582" calcext:value-type="float">
            <text:p>1.061643661058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778959714969" calcext:value-type="float">
            <text:p>0.2777895971496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729329652712" calcext:value-type="float">
            <text:p>0.8972932965271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86160217965" calcext:value-type="float">
            <text:p>0.2798616021796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2934369961" calcext:value-type="float">
            <text:p>1.017293436996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44192178292" calcext:value-type="float">
            <text:p>1.034419217829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715877602912" calcext:value-type="float">
            <text:p>0.2871587760291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3500768110197" calcext:value-type="float">
            <text:p>0.9350076811019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93670147586" calcext:value-type="float">
            <text:p>0.2639367014758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30029209727" calcext:value-type="float">
            <text:p>1.033002920972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82432388547" calcext:value-type="float">
            <text:p>1.088243238854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598689069063" calcext:value-type="float">
            <text:p>0.2659868906906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513567338922" calcext:value-type="float">
            <text:p>0.9051356733892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1115855048309" calcext:value-type="float">
            <text:p>0.2111585504830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252263558681" calcext:value-type="float">
            <text:p>0.9925226355868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01640735932" calcext:value-type="float">
            <text:p>1.04016407359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41941758815" calcext:value-type="float">
            <text:p>0.2634194175881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850955678238" calcext:value-type="float">
            <text:p>0.8385095567823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3231493524" calcext:value-type="float">
            <text:p>0.253323149352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53048773959" calcext:value-type="float">
            <text:p>1.055304877395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30698309247" calcext:value-type="float">
            <text:p>1.043069830924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41961295496" calcext:value-type="float">
            <text:p>0.2674196129549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772052944751" calcext:value-type="float">
            <text:p>0.8277205294475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12467011387" calcext:value-type="float">
            <text:p>0.2851246701138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42107671804" calcext:value-type="float">
            <text:p>1.054210767180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0908057903" calcext:value-type="float">
            <text:p>1.053090805790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62993228016" calcext:value-type="float">
            <text:p>0.2606299322801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541162408449" calcext:value-type="float">
            <text:p>0.9454116240844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71739087494" calcext:value-type="float">
            <text:p>0.257173908749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07637399123" calcext:value-type="float">
            <text:p>1.030763739912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18432846115" calcext:value-type="float">
            <text:p>1.001843284611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890021637247" calcext:value-type="float">
            <text:p>0.2789002163724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1305718205835" calcext:value-type="float">
            <text:p>0.8130571820583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10526486985" calcext:value-type="float">
            <text:p>0.2451052648698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894688192" calcext:value-type="float">
            <text:p>1.0289468819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96957089877" calcext:value-type="float">
            <text:p>1.019695708987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851369918524" calcext:value-type="float">
            <text:p>0.2785136991852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476232806188" calcext:value-type="float">
            <text:p>0.8747623280618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39947378155" calcext:value-type="float">
            <text:p>0.2673994737815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92274181214" calcext:value-type="float">
            <text:p>1.039227418121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63802908016" calcext:value-type="float">
            <text:p>0.9966380290801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455165302549" calcext:value-type="float">
            <text:p>0.2445516530254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142472152353" calcext:value-type="float">
            <text:p>0.8414247215235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43359979315" calcext:value-type="float">
            <text:p>0.2764335997931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89773450755" calcext:value-type="float">
            <text:p>1.048977345075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8662296555" calcext:value-type="float">
            <text:p>1.029866229655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1692928525981" calcext:value-type="float">
            <text:p>0.3169292852598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373129682973" calcext:value-type="float">
            <text:p>0.9037312968297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26383093732" calcext:value-type="float">
            <text:p>0.2722638309373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7127859213" calcext:value-type="float">
            <text:p>1.06712785921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1018637526" calcext:value-type="float">
            <text:p>1.029101863752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75047821101" calcext:value-type="float">
            <text:p>0.2727504782110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974998619813" calcext:value-type="float">
            <text:p>0.8397499861981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452567255899" calcext:value-type="float">
            <text:p>0.2845256725589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474817826209" calcext:value-type="float">
            <text:p>0.9747481782620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341773404032" calcext:value-type="float">
            <text:p>0.983417734040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509845478443" calcext:value-type="float">
            <text:p>0.2350984547844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960126009413" calcext:value-type="float">
            <text:p>0.8696012600941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216260340969" calcext:value-type="float">
            <text:p>0.2221626034096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67509796435" calcext:value-type="float">
            <text:p>1.046750979643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97499793186" calcext:value-type="float">
            <text:p>1.059749979318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42123949709" calcext:value-type="float">
            <text:p>0.2674212394970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8486686581717" calcext:value-type="float">
            <text:p>0.7848668658171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82246939327" calcext:value-type="float">
            <text:p>0.2818224693932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95873541317" calcext:value-type="float">
            <text:p>1.039587354131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20610506379" calcext:value-type="float">
            <text:p>1.092061050637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39977695606" calcext:value-type="float">
            <text:p>0.2603997769560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9104585339567" calcext:value-type="float">
            <text:p>0.7910458533956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347866462006" calcext:value-type="float">
            <text:p>0.2334786646200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60880846019" calcext:value-type="float">
            <text:p>1.046088084601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90398529539" calcext:value-type="float">
            <text:p>1.009039852953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340058074806" calcext:value-type="float">
            <text:p>0.2334005807480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005565974572" calcext:value-type="float">
            <text:p>0.8500556597457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256942762409" calcext:value-type="float">
            <text:p>0.2825694276240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17841279348" calcext:value-type="float">
            <text:p>1.041784127934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3208872118" calcext:value-type="float">
            <text:p>1.038320887211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668339838633" calcext:value-type="float">
            <text:p>0.2666833983863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804315177379" calcext:value-type="float">
            <text:p>0.8280431517737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19941069122" calcext:value-type="float">
            <text:p>0.2491994106912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74162330102" calcext:value-type="float">
            <text:p>1.107416233010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40026972942" calcext:value-type="float">
            <text:p>1.004002697294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43683434451" calcext:value-type="float">
            <text:p>0.2724368343445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336710448165" calcext:value-type="float">
            <text:p>0.9233671044816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276446128269" calcext:value-type="float">
            <text:p>0.2627644612826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28120949914" calcext:value-type="float">
            <text:p>1.102812094991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408642330285" calcext:value-type="float">
            <text:p>0.9740864233028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98251584429" calcext:value-type="float">
            <text:p>0.2519825158442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646806926683" calcext:value-type="float">
            <text:p>0.8764680692668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39063480605" calcext:value-type="float">
            <text:p>0.2633906348060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6781236492" calcext:value-type="float">
            <text:p>1.066678123649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12209718505" calcext:value-type="float">
            <text:p>1.11220971850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82319099488" calcext:value-type="float">
            <text:p>0.2698231909948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506309993523" calcext:value-type="float">
            <text:p>0.8350630999352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412532479514" calcext:value-type="float">
            <text:p>0.2741253247951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38343428626" calcext:value-type="float">
            <text:p>1.093834342862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990035957399" calcext:value-type="float">
            <text:p>0.9799003595739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794760554857" calcext:value-type="float">
            <text:p>0.2479476055485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772997902812" calcext:value-type="float">
            <text:p>0.8877299790281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30894218246" calcext:value-type="float">
            <text:p>0.2453089421824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936762141" calcext:value-type="float">
            <text:p>1.05093676214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53817895736" calcext:value-type="float">
            <text:p>1.095381789573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92471613717" calcext:value-type="float">
            <text:p>0.2729247161371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596404497187" calcext:value-type="float">
            <text:p>0.8759640449718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31642668709" calcext:value-type="float">
            <text:p>0.2853164266870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165335671098" calcext:value-type="float">
            <text:p>0.9416533567109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23492164645" calcext:value-type="float">
            <text:p>1.072349216464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65063985358" calcext:value-type="float">
            <text:p>0.2646506398535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146069362697" calcext:value-type="float">
            <text:p>0.8814606936269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38884673658" calcext:value-type="float">
            <text:p>0.2723888467365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59637396434" calcext:value-type="float">
            <text:p>1.105963739643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93847423181" calcext:value-type="float">
            <text:p>1.039384742318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863022347325" calcext:value-type="float">
            <text:p>0.2786302234732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433196777811" calcext:value-type="float">
            <text:p>0.9243319677781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97819310961" calcext:value-type="float">
            <text:p>0.2569781931096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6459864117" calcext:value-type="float">
            <text:p>1.038645986411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02927397293" calcext:value-type="float">
            <text:p>1.070292739729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02468077402" calcext:value-type="float">
            <text:p>0.2790246807740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229439950863" calcext:value-type="float">
            <text:p>0.8922943995086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518212985048" calcext:value-type="float">
            <text:p>0.2551821298504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750078355263" calcext:value-type="float">
            <text:p>0.9975007835526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05424952826" calcext:value-type="float">
            <text:p>1.000542495282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50574863925" calcext:value-type="float">
            <text:p>0.255057486392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407754829287" calcext:value-type="float">
            <text:p>0.8640775482928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03247438249" calcext:value-type="float">
            <text:p>0.2510324743824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96980071662" calcext:value-type="float">
            <text:p>1.069698007166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42948178348" calcext:value-type="float">
            <text:p>1.064294817834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536336362941" calcext:value-type="float">
            <text:p>0.2653633636294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64075374342" calcext:value-type="float">
            <text:p>0.846407537434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56573192383" calcext:value-type="float">
            <text:p>0.2635657319238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21212113988" calcext:value-type="float">
            <text:p>1.032121211398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560512619132" calcext:value-type="float">
            <text:p>0.945605126191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279246034299" calcext:value-type="float">
            <text:p>0.2627924603429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518140463698" calcext:value-type="float">
            <text:p>0.8651814046369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615621318284" calcext:value-type="float">
            <text:p>0.2661562131828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54948256804" calcext:value-type="float">
            <text:p>1.025494825680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64900778863" calcext:value-type="float">
            <text:p>1.076490077886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76871174026" calcext:value-type="float">
            <text:p>0.287687117402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7979554374291" calcext:value-type="float">
            <text:p>0.7797955437429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4603530272" calcext:value-type="float">
            <text:p>0.2679460353027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5967455678" calcext:value-type="float">
            <text:p>1.022596745567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69068522418" calcext:value-type="float">
            <text:p>1.026906852241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60823189901" calcext:value-type="float">
            <text:p>0.286082318990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51518032696" calcext:value-type="float">
            <text:p>0.845151803269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462657908568" calcext:value-type="float">
            <text:p>0.2846265790856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56122599424" calcext:value-type="float">
            <text:p>0.9965612259942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09543684193" calcext:value-type="float">
            <text:p>1.020954368419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38594110162" calcext:value-type="float">
            <text:p>0.2633859411016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363516198541" calcext:value-type="float">
            <text:p>0.8936351619854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3600289099" calcext:value-type="float">
            <text:p>0.276360028909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09901365481" calcext:value-type="float">
            <text:p>0.9980990136548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49185878371" calcext:value-type="float">
            <text:p>1.004918587837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05395127739" calcext:value-type="float">
            <text:p>0.2600539512773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935525796504" calcext:value-type="float">
            <text:p>0.8693552579650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11848350179" calcext:value-type="float">
            <text:p>0.2811184835017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0098779098" calcext:value-type="float">
            <text:p>1.0560098779098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44197607501" calcext:value-type="float">
            <text:p>1.034419760750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115437019327" calcext:value-type="float">
            <text:p>0.2611543701932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1744511990099" calcext:value-type="float">
            <text:p>0.9174451199009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265405768" calcext:value-type="float">
            <text:p>0.27626540576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6757923121972" calcext:value-type="float">
            <text:p>0.9675792312197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770474830997" calcext:value-type="float">
            <text:p>0.9977047483099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64128764339" calcext:value-type="float">
            <text:p>0.2516412876433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57154972698" calcext:value-type="float">
            <text:p>0.925715497269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67172416995" calcext:value-type="float">
            <text:p>0.2606717241699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91357891585" calcext:value-type="float">
            <text:p>1.089135789158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558276389" calcext:value-type="float">
            <text:p>1.0055827638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83583137682" calcext:value-type="float">
            <text:p>0.2798358313768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008242292179" calcext:value-type="float">
            <text:p>0.9000824229217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66171445057" calcext:value-type="float">
            <text:p>0.2566617144505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05537999245" calcext:value-type="float">
            <text:p>1.010553799924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44417824917" calcext:value-type="float">
            <text:p>1.074441782491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95414162134" calcext:value-type="float">
            <text:p>0.2569541416213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196993985128" calcext:value-type="float">
            <text:p>0.9219699398512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683018235" calcext:value-type="float">
            <text:p>0.267968301823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89104752655" calcext:value-type="float">
            <text:p>1.028910475265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8997895032" calcext:value-type="float">
            <text:p>1.00389978950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907588338209" calcext:value-type="float">
            <text:p>0.2590758833820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194884345103" calcext:value-type="float">
            <text:p>0.9219488434510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54001492538" calcext:value-type="float">
            <text:p>0.2645400149253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66371949391" calcext:value-type="float">
            <text:p>0.9986637194939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314652050969" calcext:value-type="float">
            <text:p>1.131465205096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668933556149" calcext:value-type="float">
            <text:p>0.2966893355614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52968141253" calcext:value-type="float">
            <text:p>0.855296814125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95794316623" calcext:value-type="float">
            <text:p>0.2799579431662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0842343313" calcext:value-type="float">
            <text:p>1.056084234331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84161397312" calcext:value-type="float">
            <text:p>1.008416139731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21387141123" calcext:value-type="float">
            <text:p>0.292138714112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0364870364803" calcext:value-type="float">
            <text:p>0.8036487036480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122928388883" calcext:value-type="float">
            <text:p>0.2612292838888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51584581617" calcext:value-type="float">
            <text:p>1.105158458161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6407068549551" calcext:value-type="float">
            <text:p>0.9640706854955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736531402734" calcext:value-type="float">
            <text:p>0.2773653140273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3978993442919" calcext:value-type="float">
            <text:p>0.9397899344291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727238048734" calcext:value-type="float">
            <text:p>0.2972723804873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0705452945" calcext:value-type="float">
            <text:p>1.029070545294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32996302499" calcext:value-type="float">
            <text:p>1.093299630249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626657512142" calcext:value-type="float">
            <text:p>0.2662665751214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934911551329" calcext:value-type="float">
            <text:p>0.8593491155132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979536995502" calcext:value-type="float">
            <text:p>0.2397953699550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24139674477" calcext:value-type="float">
            <text:p>1.052413967447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331913768471" calcext:value-type="float">
            <text:p>0.9733191376847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70823696844" calcext:value-type="float">
            <text:p>0.2647082369684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1246718413768" calcext:value-type="float">
            <text:p>0.9124671841376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71077049197" calcext:value-type="float">
            <text:p>0.2797107704919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41347433717" calcext:value-type="float">
            <text:p>1.024134743371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87727899926" calcext:value-type="float">
            <text:p>1.028772789992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496467364573" calcext:value-type="float">
            <text:p>0.2349646736457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309438243676" calcext:value-type="float">
            <text:p>0.8630943824367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080634056" calcext:value-type="float">
            <text:p>0.27308063405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0876408547" calcext:value-type="float">
            <text:p>1.053087640854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5360688789" calcext:value-type="float">
            <text:p>1.017536068878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70387090827" calcext:value-type="float">
            <text:p>0.2637038709082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509352643933" calcext:value-type="float">
            <text:p>0.8450935264393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004070396078" calcext:value-type="float">
            <text:p>0.2300407039607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38831568483" calcext:value-type="float">
            <text:p>1.013883156848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293082793134" calcext:value-type="float">
            <text:p>0.9429308279313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842741706343" calcext:value-type="float">
            <text:p>0.2684274170634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3659825776859" calcext:value-type="float">
            <text:p>0.9365982577685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561732088681" calcext:value-type="float">
            <text:p>0.2656173208868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46057161669" calcext:value-type="float">
            <text:p>1.004605716166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123405347607" calcext:value-type="float">
            <text:p>0.9512340534760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215290643042" calcext:value-type="float">
            <text:p>0.26215290643042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776516149117" calcext:value-type="float">
            <text:p>0.8777651614911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55267619115" calcext:value-type="float">
            <text:p>0.2515526761911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27795919349" calcext:value-type="float">
            <text:p>1.092779591934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46722341905" calcext:value-type="float">
            <text:p>1.054672234190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19984111027" calcext:value-type="float">
            <text:p>0.2511998411102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533193341471" calcext:value-type="float">
            <text:p>0.8653319334147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701777400043" calcext:value-type="float">
            <text:p>0.2870177740004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839834255" calcext:value-type="float">
            <text:p>1.06683983425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44047558043" calcext:value-type="float">
            <text:p>1.024404755804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884352304759" calcext:value-type="float">
            <text:p>0.2788435230475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678014113486" calcext:value-type="float">
            <text:p>0.8367801411348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78366941802" calcext:value-type="float">
            <text:p>0.257836694180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46478879464" calcext:value-type="float">
            <text:p>1.094647887946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54601809016" calcext:value-type="float">
            <text:p>1.065460180901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171870781964" calcext:value-type="float">
            <text:p>0.2617187078196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415834152149" calcext:value-type="float">
            <text:p>0.9441583415214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533362459803" calcext:value-type="float">
            <text:p>0.2753336245980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64498343393" calcext:value-type="float">
            <text:p>1.036449834339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71589127011" calcext:value-type="float">
            <text:p>1.037158912701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82604395186" calcext:value-type="float">
            <text:p>0.2568260439518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259850747606" calcext:value-type="float">
            <text:p>0.9225985074760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331006376973" calcext:value-type="float">
            <text:p>0.2433100637697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870268951256" calcext:value-type="float">
            <text:p>0.9887026895125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522407980161" calcext:value-type="float">
            <text:p>0.9452240798016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146877398263" calcext:value-type="float">
            <text:p>0.2414687739826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489472368429" calcext:value-type="float">
            <text:p>0.9748947236842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66057563412" calcext:value-type="float">
            <text:p>0.2566605756341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908571111" calcext:value-type="float">
            <text:p>1.0090857111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86062794964" calcext:value-type="float">
            <text:p>1.078606279496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851942668933" calcext:value-type="float">
            <text:p>0.2685194266893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086315195247" calcext:value-type="float">
            <text:p>0.8808631519524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0427838615555" calcext:value-type="float">
            <text:p>0.3042783861555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815785055361" calcext:value-type="float">
            <text:p>0.9781578505536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44109152459" calcext:value-type="float">
            <text:p>1.104410915245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028606819686" calcext:value-type="float">
            <text:p>0.2702860681968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602291411875" calcext:value-type="float">
            <text:p>0.9060229141187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51125969615" calcext:value-type="float">
            <text:p>0.2585112596961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77900183305" calcext:value-type="float">
            <text:p>1.067790018330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37600321932" calcext:value-type="float">
            <text:p>1.02376003219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069150097" calcext:value-type="float">
            <text:p>0.2706915009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3197872923454" calcext:value-type="float">
            <text:p>0.8319787292345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99789966841" calcext:value-type="float">
            <text:p>0.239978996684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2847232094" calcext:value-type="float">
            <text:p>1.003284723209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73388823949" calcext:value-type="float">
            <text:p>1.107338882394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05911472865" calcext:value-type="float">
            <text:p>0.2580591147286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902129206766" calcext:value-type="float">
            <text:p>0.8590212920676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961834330016" calcext:value-type="float">
            <text:p>0.2596183433001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5816953614" calcext:value-type="float">
            <text:p>1.003581695361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49056022749" calcext:value-type="float">
            <text:p>1.044905602274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05708491834" calcext:value-type="float">
            <text:p>0.2690570849183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068649265684" calcext:value-type="float">
            <text:p>0.9206864926568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89225581264" calcext:value-type="float">
            <text:p>0.238922558126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56992124775" calcext:value-type="float">
            <text:p>1.075699212477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126033680914" calcext:value-type="float">
            <text:p>0.9912603368091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823637937858" calcext:value-type="float">
            <text:p>0.2482363793785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2034117035619" calcext:value-type="float">
            <text:p>0.8203411703561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635236267504" calcext:value-type="float">
            <text:p>0.2263523626750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4377991095" calcext:value-type="float">
            <text:p>1.053437799109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10508606242" calcext:value-type="float">
            <text:p>1.021050860624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789525634167" calcext:value-type="float">
            <text:p>0.2778952563416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8615935100601" calcext:value-type="float">
            <text:p>0.7861593510060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129005637127" calcext:value-type="float">
            <text:p>0.2912900563712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826852034121" calcext:value-type="float">
            <text:p>0.9882685203412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701868764999" calcext:value-type="float">
            <text:p>0.9870186876499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388751438893" calcext:value-type="float">
            <text:p>0.2238875143889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9604222080217" calcext:value-type="float">
            <text:p>0.8960422208021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27262534837" calcext:value-type="float">
            <text:p>0.2692726253483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82246323505" calcext:value-type="float">
            <text:p>0.9988224632350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55943444843" calcext:value-type="float">
            <text:p>1.005594344484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036750978819" calcext:value-type="float">
            <text:p>0.2703675097881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476477855609" calcext:value-type="float">
            <text:p>0.8447647785560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486602560494" calcext:value-type="float">
            <text:p>0.2748660256049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16457338362" calcext:value-type="float">
            <text:p>0.9961645733836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61343679034" calcext:value-type="float">
            <text:p>1.036134367903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00456435335" calcext:value-type="float">
            <text:p>0.220045643533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4286145738441" calcext:value-type="float">
            <text:p>0.8428614573844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82590943071" calcext:value-type="float">
            <text:p>0.2798259094307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48217592547" calcext:value-type="float">
            <text:p>1.0648217592547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68113348277" calcext:value-type="float">
            <text:p>0.956811334827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4547464884" calcext:value-type="float">
            <text:p>0.272454746488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953715455788" calcext:value-type="float">
            <text:p>0.9295371545578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13184952435" calcext:value-type="float">
            <text:p>0.2851318495243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75821892" calcext:value-type="float">
            <text:p>1.05075821892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58407462945" calcext:value-type="float">
            <text:p>1.105840746294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459532895981" calcext:value-type="float">
            <text:p>0.2545953289598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8760678778123" calcext:value-type="float">
            <text:p>0.7876067877812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02034490696" calcext:value-type="float">
            <text:p>0.2710203449069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090003868051" calcext:value-type="float">
            <text:p>0.9909000386805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51845030149" calcext:value-type="float">
            <text:p>1.025184503014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524742740584" calcext:value-type="float">
            <text:p>0.2352474274058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288566319845" calcext:value-type="float">
            <text:p>0.9228856631984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55952635804" calcext:value-type="float">
            <text:p>0.2715595263580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078399971" calcext:value-type="float">
            <text:p>1.03807839997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28286971442" calcext:value-type="float">
            <text:p>0.9982828697144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02695639498" calcext:value-type="float">
            <text:p>0.25102695639498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2778607516171" calcext:value-type="float">
            <text:p>0.9277860751617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14776426738" calcext:value-type="float">
            <text:p>0.2691477642673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21388975096" calcext:value-type="float">
            <text:p>1.002138897509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30214920076" calcext:value-type="float">
            <text:p>1.063021492007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419751618946" calcext:value-type="float">
            <text:p>0.2441975161894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8623208860601" calcext:value-type="float">
            <text:p>0.88623208860601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025037037494" calcext:value-type="float">
            <text:p>0.2502503703749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549075615813" calcext:value-type="float">
            <text:p>0.9754907561581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10922423109" calcext:value-type="float">
            <text:p>1.03109224231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409988854146" calcext:value-type="float">
            <text:p>0.29409988854146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1241070086119" calcext:value-type="float">
            <text:p>0.9124107008611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20813618988" calcext:value-type="float">
            <text:p>0.2492081361898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37391674356" calcext:value-type="float">
            <text:p>1.033739167435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88669273785" calcext:value-type="float">
            <text:p>1.088866927378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67082545405" calcext:value-type="float">
            <text:p>0.246708254540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907792139279" calcext:value-type="float">
            <text:p>0.8690779213927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87510935464" calcext:value-type="float">
            <text:p>0.2588751093546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519992796969" calcext:value-type="float">
            <text:p>0.97519992796969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53987349398" calcext:value-type="float">
            <text:p>1.035398734939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55343617194" calcext:value-type="float">
            <text:p>0.26955343617194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0365649364428" calcext:value-type="float">
            <text:p>0.9036564936442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51718066708" calcext:value-type="float">
            <text:p>0.2715171806670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1312830506" calcext:value-type="float">
            <text:p>1.0221312830506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2578275619" calcext:value-type="float">
            <text:p>1.056257827561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39366029309" calcext:value-type="float">
            <text:p>0.25639366029309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6014136383827" calcext:value-type="float">
            <text:p>0.8601413638382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33689013149" calcext:value-type="float">
            <text:p>0.2493368901314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52421852454" calcext:value-type="float">
            <text:p>1.035242185245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403146959404" calcext:value-type="float">
            <text:p>0.9740314695940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459834099263" calcext:value-type="float">
            <text:p>0.2745983409926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5705927654698" calcext:value-type="float">
            <text:p>0.8570592765469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02934333777" calcext:value-type="float">
            <text:p>0.28102934333777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625723117125" calcext:value-type="float">
            <text:p>0.98625723117125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06245726346" calcext:value-type="float">
            <text:p>1.100624572634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56704098005" calcext:value-type="float">
            <text:p>0.26356704098005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77699061290134" calcext:value-type="float">
            <text:p>0.7769906129013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61395463259" calcext:value-type="float">
            <text:p>0.25861395463259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97161500291" calcext:value-type="float">
            <text:p>1.0597161500291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66539111481" calcext:value-type="float">
            <text:p>1.036653911148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840319825047" calcext:value-type="float">
            <text:p>0.24840319825047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3266742096844" calcext:value-type="float">
            <text:p>0.93266742096844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0537004382506" calcext:value-type="float">
            <text:p>0.3053700438250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7960979123" calcext:value-type="float">
            <text:p>1.0297960979123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63362670987" calcext:value-type="float">
            <text:p>0.946336267098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30625221051" calcext:value-type="float">
            <text:p>0.25130625221051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827795017482" calcext:value-type="float">
            <text:p>0.94827795017482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30140403913" calcext:value-type="float">
            <text:p>0.27130140403913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48411092884" calcext:value-type="float">
            <text:p>1.0548411092884</text:p>
          </table:table-cell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4578592972" calcext:value-type="float">
            <text:p>1.053457859297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410866127233" calcext:value-type="float">
            <text:p>0.25410866127233</text:p>
          </table:table-cell>
          <table:table-cell table:number-columns-repeated="2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87792359249015" calcext:value-type="float">
            <text:p>0.87792359249015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07063797076" calcext:value-type="float">
            <text:p>0.25107063797076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17405883464" calcext:value-type="float">
            <text:p>1.0617405883464</text:p>
          </table:table-cell>
        </table:table-row>
        <table:table-row table:style-name="ro1">
          <table:table-cell table:number-columns-repeated="38"/>
        </table:table-row>
        <table:table-row table:style-name="ro1" table:number-rows-repeated="2">
          <table:table-cell table:style-name="ce1" table:number-columns-repeated="16"/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839834255" calcext:value-type="float">
            <text:p>1.066839834255</text:p>
          </table:table-cell>
          <table:table-cell/>
          <table:table-cell office:value-type="string" calcext:value-type="string">
            <text:p>Mean 1</text:p>
          </table:table-cell>
          <table:table-cell table:style-name="ce1" table:formula="of:=AVERAGE([.F107:.F206])" office:value-type="float" office:value="1.03463121380489" calcext:value-type="float">
            <text:p>1.03463121380489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0842343313" calcext:value-type="float">
            <text:p>1.056084234331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38758700045" calcext:value-type="float">
            <text:p>0.273387587000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09901365481" calcext:value-type="float">
            <text:p>0.99809901365481</text:p>
          </table:table-cell>
          <table:table-cell/>
          <table:table-cell office:value-type="string" calcext:value-type="string">
            <text:p>Mean 2</text:p>
          </table:table-cell>
          <table:table-cell table:style-name="ce1" table:formula="of:=AVERAGE([.P108:.P207])" office:value-type="float" office:value="0.264704454171488" calcext:value-type="float">
            <text:p>0.264704454171488</text:p>
          </table:table-cell>
          <table:table-cell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25691428367" calcext:value-type="float">
            <text:p>0.263256914283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48411092884" calcext:value-type="float">
            <text:p>1.054841109288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7538665472" calcext:value-type="float">
            <text:p>0.26975386654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2189740003" calcext:value-type="float">
            <text:p>1.038218974000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750317242915" calcext:value-type="float">
            <text:p>0.247503172429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74162330102" calcext:value-type="float">
            <text:p>1.107416233010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86160217965" calcext:value-type="float">
            <text:p>0.279861602179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12689483443" calcext:value-type="float">
            <text:p>1.081268948344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93670147586" calcext:value-type="float">
            <text:p>0.263936701475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92274181214" calcext:value-type="float">
            <text:p>1.039227418121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1115855048309" calcext:value-type="float">
            <text:p>0.211158550483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6459864117" calcext:value-type="float">
            <text:p>1.038645986411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3231493524" calcext:value-type="float">
            <text:p>0.25332314935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42107671804" calcext:value-type="float">
            <text:p>1.054210767180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11112160287" calcext:value-type="float">
            <text:p>0.276111121602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908571111" calcext:value-type="float">
            <text:p>1.0090857111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93072433679" calcext:value-type="float">
            <text:p>0.263930724336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094806675664" calcext:value-type="float">
            <text:p>0.940948066756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67974703926" calcext:value-type="float">
            <text:p>0.276679747039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21212113988" calcext:value-type="float">
            <text:p>1.032121211398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12467011387" calcext:value-type="float">
            <text:p>0.285124670113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37391674356" calcext:value-type="float">
            <text:p>1.033739167435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71739087494" calcext:value-type="float">
            <text:p>0.2571739087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52421852454" calcext:value-type="float">
            <text:p>1.035242185245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10526486985" calcext:value-type="float">
            <text:p>0.245105264869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82246323505" calcext:value-type="float">
            <text:p>0.9988224632350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39947378155" calcext:value-type="float">
            <text:p>0.267399473781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24139674477" calcext:value-type="float">
            <text:p>1.052413967447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43359979315" calcext:value-type="float">
            <text:p>0.276433599793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53102396148" calcext:value-type="float">
            <text:p>1.085310239614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26383093732" calcext:value-type="float">
            <text:p>0.272263830937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5816953614" calcext:value-type="float">
            <text:p>1.003581695361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003589716563" calcext:value-type="float">
            <text:p>0.270035897165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95873541317" calcext:value-type="float">
            <text:p>1.039587354131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302725895367" calcext:value-type="float">
            <text:p>0.283027258953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3768091697" calcext:value-type="float">
            <text:p>1.003376809169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117221764862" calcext:value-type="float">
            <text:p>0.231172217648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252263558681" calcext:value-type="float">
            <text:p>0.9925226355868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37815867329" calcext:value-type="float">
            <text:p>0.272378158673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59637396434" calcext:value-type="float">
            <text:p>1.105963739643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452567255899" calcext:value-type="float">
            <text:p>0.284525672558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21388975096" calcext:value-type="float">
            <text:p>1.002138897509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216260340969" calcext:value-type="float">
            <text:p>0.222162603409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09423414167" calcext:value-type="float">
            <text:p>1.040942341416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82246939327" calcext:value-type="float">
            <text:p>0.281822469393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26317810154" calcext:value-type="float">
            <text:p>1.042631781015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347866462006" calcext:value-type="float">
            <text:p>0.233478664620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17405883464" calcext:value-type="float">
            <text:p>1.06174058834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256942762409" calcext:value-type="float">
            <text:p>0.282569427624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91357891585" calcext:value-type="float">
            <text:p>1.089135789158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605794963" calcext:value-type="float">
            <text:p>0.2496057949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7127859213" calcext:value-type="float">
            <text:p>1.06712785921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865886976659" calcext:value-type="float">
            <text:p>0.248658869766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870268951256" calcext:value-type="float">
            <text:p>0.9887026895125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893264923067" calcext:value-type="float">
            <text:p>0.268932649230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07637399123" calcext:value-type="float">
            <text:p>1.030763739912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19941069122" calcext:value-type="float">
            <text:p>0.249199410691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56992124775" calcext:value-type="float">
            <text:p>1.075699212477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276446128269" calcext:value-type="float">
            <text:p>0.262764461282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866371949391" calcext:value-type="float">
            <text:p>0.9986637194939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39063480605" calcext:value-type="float">
            <text:p>0.263390634806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73426802389" calcext:value-type="float">
            <text:p>1.037342680238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412532479514" calcext:value-type="float">
            <text:p>0.274125324795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41347433717" calcext:value-type="float">
            <text:p>1.024134743371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530894218246" calcext:value-type="float">
            <text:p>0.245308942182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5019354351" calcext:value-type="float">
            <text:p>1.056501935435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31642668709" calcext:value-type="float">
            <text:p>0.285316426687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46057161669" calcext:value-type="float">
            <text:p>1.004605716166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69030167604" calcext:value-type="float">
            <text:p>0.272690301676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54948256804" calcext:value-type="float">
            <text:p>1.025494825680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323100000553" calcext:value-type="float">
            <text:p>0.283231000005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625723117125" calcext:value-type="float">
            <text:p>0.9862572311712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559916615661" calcext:value-type="float">
            <text:p>0.275599166156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549075615813" calcext:value-type="float">
            <text:p>0.9754907561581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064372234516" calcext:value-type="float">
            <text:p>0.290643722345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29652169779" calcext:value-type="float">
            <text:p>1.032965216977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38884673658" calcext:value-type="float">
            <text:p>0.272388846736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2847232094" calcext:value-type="float">
            <text:p>1.003284723209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97819310961" calcext:value-type="float">
            <text:p>0.256978193109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8456322101" calcext:value-type="float">
            <text:p>1.050845632210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518212985048" calcext:value-type="float">
            <text:p>0.255182129850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67509796435" calcext:value-type="float">
            <text:p>1.046750979643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03247438249" calcext:value-type="float">
            <text:p>0.251032474382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16457338362" calcext:value-type="float">
            <text:p>0.9961645733836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54342823794" calcext:value-type="float">
            <text:p>0.263543428237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894688192" calcext:value-type="float">
            <text:p>1.0289468819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668621221318" calcext:value-type="float">
            <text:p>0.246686212213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60880846019" calcext:value-type="float">
            <text:p>1.046088084601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356573192383" calcext:value-type="float">
            <text:p>0.263565731923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4377991095" calcext:value-type="float">
            <text:p>1.053437799109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101659289643" calcext:value-type="float">
            <text:p>0.241016592896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89773450755" calcext:value-type="float">
            <text:p>1.048977345075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615621318284" calcext:value-type="float">
            <text:p>0.266156213182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64498343393" calcext:value-type="float">
            <text:p>1.036449834339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4603530272" calcext:value-type="float">
            <text:p>0.267946035302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5845688474" calcext:value-type="float">
            <text:p>1.022584568847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462657908568" calcext:value-type="float">
            <text:p>0.284626579085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5860106105026" calcext:value-type="float">
            <text:p>0.9586010610502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3600289099" calcext:value-type="float">
            <text:p>0.27636002890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89104752655" calcext:value-type="float">
            <text:p>1.028910475265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11848350179" calcext:value-type="float">
            <text:p>0.281118483501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4165335671098" calcext:value-type="float">
            <text:p>0.9416533567109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72770209234" calcext:value-type="float">
            <text:p>0.276727702092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750078355263" calcext:value-type="float">
            <text:p>0.9975007835526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5787584588" calcext:value-type="float">
            <text:p>0.267957875845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8078399971" calcext:value-type="float">
            <text:p>1.03807839997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305446094085" calcext:value-type="float">
            <text:p>0.253054460940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56038354793" calcext:value-type="float">
            <text:p>1.015603835479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6265405768" calcext:value-type="float">
            <text:p>0.2762654057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30876408547" calcext:value-type="float">
            <text:p>1.053087640854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067172416995" calcext:value-type="float">
            <text:p>0.260671724169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48217592547" calcext:value-type="float">
            <text:p>1.064821759254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66171445057" calcext:value-type="float">
            <text:p>0.256661714450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77900183305" calcext:value-type="float">
            <text:p>1.067790018330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79683018235" calcext:value-type="float">
            <text:p>0.26796830182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5056056057" calcext:value-type="float">
            <text:p>1.066505605605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454001492538" calcext:value-type="float">
            <text:p>0.264540014925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66781236492" calcext:value-type="float">
            <text:p>1.066678123649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95794316623" calcext:value-type="float">
            <text:p>0.279957943166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033668792366" calcext:value-type="float">
            <text:p>1.003366879236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122928388883" calcext:value-type="float">
            <text:p>0.261229283888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474817826209" calcext:value-type="float">
            <text:p>0.9747481782620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727238048734" calcext:value-type="float">
            <text:p>0.297272380487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27795919349" calcext:value-type="float">
            <text:p>1.092779591934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979536995502" calcext:value-type="float">
            <text:p>0.239795369955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68001390253" calcext:value-type="float">
            <text:p>1.026800139025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71077049197" calcext:value-type="float">
            <text:p>0.279710770491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97161500291" calcext:value-type="float">
            <text:p>1.059716150029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3080634056" calcext:value-type="float">
            <text:p>0.2730806340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5967455678" calcext:value-type="float">
            <text:p>1.022596745567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004070396078" calcext:value-type="float">
            <text:p>0.230040703960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440196509785" calcext:value-type="float">
            <text:p>0.9944019650978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561732088681" calcext:value-type="float">
            <text:p>0.265617320886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767330445888" calcext:value-type="float">
            <text:p>1.076733044588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55267619115" calcext:value-type="float">
            <text:p>0.251552676191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417841279348" calcext:value-type="float">
            <text:p>1.041784127934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701777400043" calcext:value-type="float">
            <text:p>0.287017774000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1205323261" calcext:value-type="float">
            <text:p>1.017120532326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78366941802" calcext:value-type="float">
            <text:p>0.25783669418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656122599424" calcext:value-type="float">
            <text:p>0.9965612259942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533362459803" calcext:value-type="float">
            <text:p>0.2753336245980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28120949914" calcext:value-type="float">
            <text:p>1.102812094991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331006376973" calcext:value-type="float">
            <text:p>0.243310063769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46478879464" calcext:value-type="float">
            <text:p>1.09464788794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666057563412" calcext:value-type="float">
            <text:p>0.256660575634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051584581617" calcext:value-type="float">
            <text:p>1.105158458161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0427838615555" calcext:value-type="float">
            <text:p>0.30427838615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72934369961" calcext:value-type="float">
            <text:p>1.017293436996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51125969615" calcext:value-type="float">
            <text:p>0.258511259696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936762141" calcext:value-type="float">
            <text:p>1.05093676214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99789966841" calcext:value-type="float">
            <text:p>0.23997899668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9090003868051" calcext:value-type="float">
            <text:p>0.9909000386805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961834330016" calcext:value-type="float">
            <text:p>0.259618343300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0943899472" calcext:value-type="float">
            <text:p>1.02094389947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254654700274" calcext:value-type="float">
            <text:p>0.272546547002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60098779098" calcext:value-type="float">
            <text:p>1.056009877909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389225581264" calcext:value-type="float">
            <text:p>0.23892255812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519992796969" calcext:value-type="float">
            <text:p>0.9751999279696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2635236267504" calcext:value-type="float">
            <text:p>0.226352362675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7815785055361" calcext:value-type="float">
            <text:p>0.9781578505536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9129005637127" calcext:value-type="float">
            <text:p>0.291290056371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63678352132" calcext:value-type="float">
            <text:p>1.086367835213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27262534837" calcext:value-type="float">
            <text:p>0.269272625348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22926035598" calcext:value-type="float">
            <text:p>1.012292603559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486602560494" calcext:value-type="float">
            <text:p>0.27486602560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21312830506" calcext:value-type="float">
            <text:p>1.022131283050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982590943071" calcext:value-type="float">
            <text:p>0.279825909430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696980071662" calcext:value-type="float">
            <text:p>1.069698007166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513184952435" calcext:value-type="float">
            <text:p>0.285131849524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6757923121972" calcext:value-type="float">
            <text:p>0.9675792312197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02034490696" calcext:value-type="float">
            <text:p>0.271020344906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03920624926" calcext:value-type="float">
            <text:p>1.080392062492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55952635804" calcext:value-type="float">
            <text:p>0.271559526358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53048773959" calcext:value-type="float">
            <text:p>1.055304877395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6914776426738" calcext:value-type="float">
            <text:p>0.269147764267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38831568483" calcext:value-type="float">
            <text:p>1.013883156848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64286694559" calcext:value-type="float">
            <text:p>0.249642866945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38343428626" calcext:value-type="float">
            <text:p>1.093834342862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025037037494" calcext:value-type="float">
            <text:p>0.25025037037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105537999245" calcext:value-type="float">
            <text:p>1.010553799924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20813618988" calcext:value-type="float">
            <text:p>0.249208136189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5075821892" calcext:value-type="float">
            <text:p>1.0507582189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87510935464" calcext:value-type="float">
            <text:p>0.258875109354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330029209727" calcext:value-type="float">
            <text:p>1.033002920972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51718066708" calcext:value-type="float">
            <text:p>0.271517180667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0705452945" calcext:value-type="float">
            <text:p>1.029070545294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4933689013149" calcext:value-type="float">
            <text:p>0.249336890131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98826852034121" calcext:value-type="float">
            <text:p>0.9882685203412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8102934333777" calcext:value-type="float">
            <text:p>0.281029343337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812004456208" calcext:value-type="float">
            <text:p>1.081200445620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861395463259" calcext:value-type="float">
            <text:p>0.258613954632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996496468182" calcext:value-type="float">
            <text:p>1.099649646818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0537004382506" calcext:value-type="float">
            <text:p>0.305370043825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0297960979123" calcext:value-type="float">
            <text:p>1.029796097912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7130140403913" calcext:value-type="float">
            <text:p>0.27130140403913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25107063797076" calcext:value-type="float">
            <text:p>0.25107063797076</text:p>
          </table:table-cell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 table:number-rows-repeated="2">
          <table:table-cell table:style-name="ce1" table:number-columns-repeated="16"/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52571740273" calcext:value-type="float">
            <text:p>1.495257174027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939876955529" calcext:value-type="float">
            <text:p>0.489398769555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07270359864" calcext:value-type="float">
            <text:p>1.31072703598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277239094305" calcext:value-type="float">
            <text:p>0.472772390943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6611897653" calcext:value-type="float">
            <text:p>1.48661189765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738757207443" calcext:value-type="float">
            <text:p>0.437387572074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445677378612" calcext:value-type="float">
            <text:p>1.544567737861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589414308563" calcext:value-type="float">
            <text:p>0.445894143085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73407653207" calcext:value-type="float">
            <text:p>1.347340765320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394609616941" calcext:value-type="float">
            <text:p>0.473946096169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681487091596" calcext:value-type="float">
            <text:p>1.468148709159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528148326013" calcext:value-type="float">
            <text:p>0.43528148326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597564740392" calcext:value-type="float">
            <text:p>1.359756474039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597958090586" calcext:value-type="float">
            <text:p>0.455979580905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31213287757" calcext:value-type="float">
            <text:p>1.313121328775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861122379318" calcext:value-type="float">
            <text:p>0.418611223793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591987082369" calcext:value-type="float">
            <text:p>1.359198708236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882016485333" calcext:value-type="float">
            <text:p>0.448820164853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67613246247" calcext:value-type="float">
            <text:p>1.366761324624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234892176192" calcext:value-type="float">
            <text:p>0.422348921761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97124450362" calcext:value-type="float">
            <text:p>1.409712445036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244850469915" calcext:value-type="float">
            <text:p>0.452448504699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17736365351" calcext:value-type="float">
            <text:p>1.331773636535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161411314833" calcext:value-type="float">
            <text:p>0.421614113148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410929216258" calcext:value-type="float">
            <text:p>1.541092921625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387417013091" calcext:value-type="float">
            <text:p>0.403874170130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30768282166" calcext:value-type="float">
            <text:p>1.493076828216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166103288143" calcext:value-type="float">
            <text:p>0.471661032881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34120054147" calcext:value-type="float">
            <text:p>1.403412005414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362087087224" calcext:value-type="float">
            <text:p>0.403620870872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73024369078" calcext:value-type="float">
            <text:p>1.487302436907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579254442099" calcext:value-type="float">
            <text:p>0.435792544420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93080106684" calcext:value-type="float">
            <text:p>1.419308010668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116799926358" calcext:value-type="float">
            <text:p>0.401167999263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501470782383" calcext:value-type="float">
            <text:p>1.550147078238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211302504756" calcext:value-type="float">
            <text:p>0.442113025047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666998246566" calcext:value-type="float">
            <text:p>1.566699824656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516878683228" calcext:value-type="float">
            <text:p>0.35168786832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13495344096" calcext:value-type="float">
            <text:p>1.411349534409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518784633532" calcext:value-type="float">
            <text:p>0.395187846335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794302910483" calcext:value-type="float">
            <text:p>1.179430291048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70970680628" calcext:value-type="float">
            <text:p>0.4470970680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01551125261" calcext:value-type="float">
            <text:p>1.500155112526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379051563321" calcext:value-type="float">
            <text:p>0.443790515633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259317784473" calcext:value-type="float">
            <text:p>1.425931778447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731267986627" calcext:value-type="float">
            <text:p>0.497312679866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76869286722" calcext:value-type="float">
            <text:p>1.417686928672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278698737282" calcext:value-type="float">
            <text:p>0.392786987372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270297481401" calcext:value-type="float">
            <text:p>1.427029748140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952849595389" calcext:value-type="float">
            <text:p>0.439528495953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542163310221" calcext:value-type="float">
            <text:p>1.454216331022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227909629845" calcext:value-type="float">
            <text:p>0.412279096298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000142004969" calcext:value-type="float">
            <text:p>1.300014200496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5183533700135" calcext:value-type="float">
            <text:p>0.351835337001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560177686899" calcext:value-type="float">
            <text:p>1.456017768689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959972526357" calcext:value-type="float">
            <text:p>0.38959972526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828484291291" calcext:value-type="float">
            <text:p>1.582848429129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458893277466" calcext:value-type="float">
            <text:p>0.444588932774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98755291989" calcext:value-type="float">
            <text:p>1.369875529198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10875966681" calcext:value-type="float">
            <text:p>0.42108759666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935200416412" calcext:value-type="float">
            <text:p>1.593520041641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075870917809" calcext:value-type="float">
            <text:p>0.440758709178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50468357856" calcext:value-type="float">
            <text:p>1.415046835785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218979416862" calcext:value-type="float">
            <text:p>0.402189794168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55663303989" calcext:value-type="float">
            <text:p>1.395566330398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325979908104" calcext:value-type="float">
            <text:p>0.403259799081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74794890814" calcext:value-type="float">
            <text:p>1.317479489081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793050444998" calcext:value-type="float">
            <text:p>0.407930504449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660201124595" calcext:value-type="float">
            <text:p>1.566020112459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85109551778" calcext:value-type="float">
            <text:p>0.45851095517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254525535951" calcext:value-type="float">
            <text:p>1.425452553595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6547378997671" calcext:value-type="float">
            <text:p>0.465473789976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686531579553" calcext:value-type="float">
            <text:p>1.268653157955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4997003741442" calcext:value-type="float">
            <text:p>0.349970037414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499051398191" calcext:value-type="float">
            <text:p>1.549905139819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227423900175" calcext:value-type="float">
            <text:p>0.402274239001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727257352227" calcext:value-type="float">
            <text:p>1.272725735222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7810017692801" calcext:value-type="float">
            <text:p>0.378100176928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789924860313" calcext:value-type="float">
            <text:p>1.378992486031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4693897684659" calcext:value-type="float">
            <text:p>0.346938976846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04182542075" calcext:value-type="float">
            <text:p>1.490418254207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853035017925" calcext:value-type="float">
            <text:p>0.488530350179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016435607677" calcext:value-type="float">
            <text:p>1.601643560767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613218711441" calcext:value-type="float">
            <text:p>0.416132187114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94567979346" calcext:value-type="float">
            <text:p>1.499456797934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6121281409408" calcext:value-type="float">
            <text:p>0.461212814094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328391942672" calcext:value-type="float">
            <text:p>1.532839194267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476619922807" calcext:value-type="float">
            <text:p>0.494766199228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84601646902" calcext:value-type="float">
            <text:p>1.398460164690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960956498593" calcext:value-type="float">
            <text:p>0.399609564985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32615840509" calcext:value-type="float">
            <text:p>1.483261584050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935919551742" calcext:value-type="float">
            <text:p>0.399359195517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873111991029" calcext:value-type="float">
            <text:p>1.387311199102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756898911251" calcext:value-type="float">
            <text:p>0.37568989112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319069420738" calcext:value-type="float">
            <text:p>1.431906942073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725367967552" calcext:value-type="float">
            <text:p>0.397253679675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761643750408" calcext:value-type="float">
            <text:p>1.276164375040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137533142666" calcext:value-type="float">
            <text:p>0.451375331426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74088562072" calcext:value-type="float">
            <text:p>1.347408856207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6532649894516" calcext:value-type="float">
            <text:p>0.465326498945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914531828276" calcext:value-type="float">
            <text:p>1.191453182827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502618747873" calcext:value-type="float">
            <text:p>0.395026187478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18931856864" calcext:value-type="float">
            <text:p>1.34189318568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265360445691" calcext:value-type="float">
            <text:p>0.412653604456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383378887882" calcext:value-type="float">
            <text:p>1.438337888788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944208687131" calcext:value-type="float">
            <text:p>0.409442086871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10480572444" calcext:value-type="float">
            <text:p>1.341048057244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572151507838" calcext:value-type="float">
            <text:p>0.385721515078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969375114688" calcext:value-type="float">
            <text:p>1.596937511468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246867644696" calcext:value-type="float">
            <text:p>0.442468676446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46532462811" calcext:value-type="float">
            <text:p>1.444653246281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73978718091" calcext:value-type="float">
            <text:p>0.43739787180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755207233928" calcext:value-type="float">
            <text:p>1.375520723392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326128850362" calcext:value-type="float">
            <text:p>0.453261288503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595434164422" calcext:value-type="float">
            <text:p>1.359543416442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494128346587" calcext:value-type="float">
            <text:p>0.474941283465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30319268328" calcext:value-type="float">
            <text:p>1.393031926832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993104448987" calcext:value-type="float">
            <text:p>0.459931044489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10342859199" calcext:value-type="float">
            <text:p>1.491034285919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472458612797" calcext:value-type="float">
            <text:p>0.424724586127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72813140925" calcext:value-type="float">
            <text:p>1.327281314092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551477942061" calcext:value-type="float">
            <text:p>0.445514779420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756041617738" calcext:value-type="float">
            <text:p>1.375604161773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394357799081" calcext:value-type="float">
            <text:p>0.413943577990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10267223763" calcext:value-type="float">
            <text:p>1.411026722376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698191630489" calcext:value-type="float">
            <text:p>0.426981916304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447101396207" calcext:value-type="float">
            <text:p>1.644710139620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595210430158" calcext:value-type="float">
            <text:p>0.415952104301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46392283652" calcext:value-type="float">
            <text:p>1.494639228365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361858560925" calcext:value-type="float">
            <text:p>0.423618585609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069422254279" calcext:value-type="float">
            <text:p>1.306942225427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692989121058" calcext:value-type="float">
            <text:p>0.396929891210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848683020115" calcext:value-type="float">
            <text:p>1.384868302011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042431710302" calcext:value-type="float">
            <text:p>0.380424317103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59860639564" calcext:value-type="float">
            <text:p>1.415986063956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560793844358" calcext:value-type="float">
            <text:p>0.455607938443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89466080065" calcext:value-type="float">
            <text:p>1.408946608006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037141833538" calcext:value-type="float">
            <text:p>0.450371418335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54339071672" calcext:value-type="float">
            <text:p>1.325433907167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952368425046" calcext:value-type="float">
            <text:p>0.449523684250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55273333845" calcext:value-type="float">
            <text:p>1.365527333384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274014318916" calcext:value-type="float">
            <text:p>0.452740143189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259293496612" calcext:value-type="float">
            <text:p>1.525929349661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405537220856" calcext:value-type="float">
            <text:p>0.414055372208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4610824334" calcext:value-type="float">
            <text:p>1.40461082433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287143286038" calcext:value-type="float">
            <text:p>0.392871432860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86652495157" calcext:value-type="float">
            <text:p>1.58665249515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415091614407" calcext:value-type="float">
            <text:p>0.454150916144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80839972389" calcext:value-type="float">
            <text:p>1.498083997238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747714279902" calcext:value-type="float">
            <text:p>0.487477142799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1142507419" calcext:value-type="float">
            <text:p>1.5114250741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164287429111" calcext:value-type="float">
            <text:p>0.411642874291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87001744252" calcext:value-type="float">
            <text:p>1.4487001744252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952896102984" calcext:value-type="float">
            <text:p>0.419528961029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28141176134" calcext:value-type="float">
            <text:p>1.332814117613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726158254592" calcext:value-type="float">
            <text:p>0.397261582545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57893984297" calcext:value-type="float">
            <text:p>1.405789398429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414349404086" calcext:value-type="float">
            <text:p>0.434143494040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30853584101" calcext:value-type="float">
            <text:p>1.443085358410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393635188371" calcext:value-type="float">
            <text:p>0.383936351883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710927760531" calcext:value-type="float">
            <text:p>1.2710927760531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367191603401" calcext:value-type="float">
            <text:p>0.423671916034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617489448025" calcext:value-type="float">
            <text:p>1.461748944802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281182360165" calcext:value-type="float">
            <text:p>0.412811823601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936397404765" calcext:value-type="float">
            <text:p>1.293639740476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434271254842" calcext:value-type="float">
            <text:p>0.404342712548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45043309259" calcext:value-type="float">
            <text:p>1.4845043309259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800776191634" calcext:value-type="float">
            <text:p>0.388007761916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292501982035" calcext:value-type="float">
            <text:p>1.5292501982035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637887165277" calcext:value-type="float">
            <text:p>0.426378871652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82579938734" calcext:value-type="float">
            <text:p>1.318257993873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783187102456" calcext:value-type="float">
            <text:p>0.477831871024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72118588336" calcext:value-type="float">
            <text:p>1.3172118588336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5843204323133" calcext:value-type="float">
            <text:p>0.358432043231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27528435494" calcext:value-type="float">
            <text:p>1.3427528435494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155979892072" calcext:value-type="float">
            <text:p>0.471559798920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387098254723" calcext:value-type="float">
            <text:p>1.538709825472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68916934848" calcext:value-type="float">
            <text:p>0.38689169348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84173275838" calcext:value-type="float">
            <text:p>1.508417327583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95366570256" calcext:value-type="float">
            <text:p>0.41953665702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38392330728" calcext:value-type="float">
            <text:p>1.4838392330728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730140999306" calcext:value-type="float">
            <text:p>0.427301409993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35555298307" calcext:value-type="float">
            <text:p>1.4135555298307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89785915292" calcext:value-type="float">
            <text:p>0.44897859152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695119988953" calcext:value-type="float">
            <text:p>1.269511998895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05916101455" calcext:value-type="float">
            <text:p>0.3905916101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441346739553" calcext:value-type="float">
            <text:p>1.5441346739553</text:p>
          </table:table-cell>
          <table:table-cell table:number-columns-repeated="4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1632823754" calcext:value-type="float">
            <text:p>0.491632823754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344932270372" calcext:value-type="float">
            <text:p>0.43344932270372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537051776386" calcext:value-type="float">
            <text:p>0.41537051776386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6149526895835" calcext:value-type="float">
            <text:p>0.46149526895835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423737774982" calcext:value-type="float">
            <text:p>0.41423737774982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378397034349" calcext:value-type="float">
            <text:p>0.40378397034349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Exponenti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062948841854" calcext:value-type="float">
            <text:p>0.43062948841854</text:p>
          </table:table-cell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 table:number-rows-repeated="2">
          <table:table-cell table:style-name="ce1" table:number-columns-repeated="16"/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359770430042" calcext:value-type="float">
            <text:p>1.235977043004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633856802997" calcext:value-type="float">
            <text:p>0.496338568029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865624499756" calcext:value-type="float">
            <text:p>1.286562449975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034658728785" calcext:value-type="float">
            <text:p>0.470346587287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136825996456" calcext:value-type="float">
            <text:p>1.513682599645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638693271488" calcext:value-type="float">
            <text:p>0.456386932714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57590942392" calcext:value-type="float">
            <text:p>1.485759094239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078163638327" calcext:value-type="float">
            <text:p>0.480781636383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05685461309" calcext:value-type="float">
            <text:p>1.33056854613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31933658156" calcext:value-type="float">
            <text:p>0.48319336581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952096541463" calcext:value-type="float">
            <text:p>1.295209654146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847793571269" calcext:value-type="float">
            <text:p>0.388477935712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96442042485" calcext:value-type="float">
            <text:p>1.349644204248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123546722611" calcext:value-type="float">
            <text:p>0.491235467226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48360466932" calcext:value-type="float">
            <text:p>1.31483604669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479114700823" calcext:value-type="float">
            <text:p>0.434791147008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38156461274" calcext:value-type="float">
            <text:p>1.403815646127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006028194372" calcext:value-type="float">
            <text:p>0.42006028194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20156233455" calcext:value-type="float">
            <text:p>1.332015623345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674421146004" calcext:value-type="float">
            <text:p>0.456744211460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51940211931" calcext:value-type="float">
            <text:p>1.495194021193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216164727658" calcext:value-type="float">
            <text:p>0.432161647276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05873080642" calcext:value-type="float">
            <text:p>1.410587308064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134081890914" calcext:value-type="float">
            <text:p>0.431340818909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490385524184" calcext:value-type="float">
            <text:p>1.649038552418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352553841323" calcext:value-type="float">
            <text:p>0.423525538413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31229807562" calcext:value-type="float">
            <text:p>1.43122980756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355429992173" calcext:value-type="float">
            <text:p>0.393554299921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60298411351" calcext:value-type="float">
            <text:p>1.446029841135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98144251282" calcext:value-type="float">
            <text:p>0.40981442512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95157066166" calcext:value-type="float">
            <text:p>1.329515706616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236032048323" calcext:value-type="float">
            <text:p>0.472360320483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32701153886" calcext:value-type="float">
            <text:p>1.393270115388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329719445543" calcext:value-type="float">
            <text:p>0.433297194455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428763022619" calcext:value-type="float">
            <text:p>1.142876302261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802491417045" calcext:value-type="float">
            <text:p>0.408024914170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70308207715" calcext:value-type="float">
            <text:p>1.507030820771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506543539303" calcext:value-type="float">
            <text:p>0.4550654353930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95295139196" calcext:value-type="float">
            <text:p>1.509529513919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569388576028" calcext:value-type="float">
            <text:p>0.455693885760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41273184827" calcext:value-type="float">
            <text:p>1.324127318482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710655167223" calcext:value-type="float">
            <text:p>0.457106551672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29599199401" calcext:value-type="float">
            <text:p>1.362959919940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832770131423" calcext:value-type="float">
            <text:p>0.448327701314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72905809728" calcext:value-type="float">
            <text:p>1.367290580972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462026476991" calcext:value-type="float">
            <text:p>0.404620264769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31354739462" calcext:value-type="float">
            <text:p>1.443135473946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1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014160388667" calcext:value-type="float">
            <text:p>0.380141603886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79788758328" calcext:value-type="float">
            <text:p>1.407978875832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072654041983" calcext:value-type="float">
            <text:p>0.380726540419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99627735014" calcext:value-type="float">
            <text:p>1.409962773501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369011822465" calcext:value-type="float">
            <text:p>0.433690118224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04582289839" calcext:value-type="float">
            <text:p>1.390458228983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969829234121" calcext:value-type="float">
            <text:p>0.419698292341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997137930989" calcext:value-type="float">
            <text:p>1.299713793098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437213057112" calcext:value-type="float">
            <text:p>0.444372130571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00368382645" calcext:value-type="float">
            <text:p>1.480036838264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254001951131" calcext:value-type="float">
            <text:p>0.432540019511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7947310147" calcext:value-type="float">
            <text:p>1.32794731014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986608936102" calcext:value-type="float">
            <text:p>0.409866089361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111445729354" calcext:value-type="float">
            <text:p>1.511144572935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723086809968" calcext:value-type="float">
            <text:p>0.407230868099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38534202486" calcext:value-type="float">
            <text:p>1.393853420248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588831275511" calcext:value-type="float">
            <text:p>0.415888312755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64530916401" calcext:value-type="float">
            <text:p>1.416453091640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2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922162659259" calcext:value-type="float">
            <text:p>0.429221626592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67118636192" calcext:value-type="float">
            <text:p>1.336711863619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263444633975" calcext:value-type="float">
            <text:p>0.412634446339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694307412504" calcext:value-type="float">
            <text:p>1.469430741250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84955215566" calcext:value-type="float">
            <text:p>0.40849552155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36836647108" calcext:value-type="float">
            <text:p>1.313683664710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491064113375" calcext:value-type="float">
            <text:p>0.414910641133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100794030678" calcext:value-type="float">
            <text:p>1.310079403067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809408174625" calcext:value-type="float">
            <text:p>0.398094081746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34195060688" calcext:value-type="float">
            <text:p>1.393419506068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754338301131" calcext:value-type="float">
            <text:p>0.417543383011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10955571613" calcext:value-type="float">
            <text:p>1.331095557161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7686341790434" calcext:value-type="float">
            <text:p>0.376863417904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24833159509" calcext:value-type="float">
            <text:p>1.32248331595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406355441227" calcext:value-type="float">
            <text:p>0.474063554412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37134354966" calcext:value-type="float">
            <text:p>1.53713435496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409325344041" calcext:value-type="float">
            <text:p>0.424093253440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94656735577" calcext:value-type="float">
            <text:p>1.449465673557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3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093910917855" calcext:value-type="float">
            <text:p>0.450939109178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580604347709" calcext:value-type="float">
            <text:p>1.45806043477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877185731371" calcext:value-type="float">
            <text:p>0.398771857313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732056307489" calcext:value-type="float">
            <text:p>1.373205630748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77941973488" calcext:value-type="float">
            <text:p>0.44779419734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614043741496" calcext:value-type="float">
            <text:p>1.261404374149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428943919491" calcext:value-type="float">
            <text:p>0.424289439194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84308398557" calcext:value-type="float">
            <text:p>1.418430839855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58019023006" calcext:value-type="float">
            <text:p>0.40580190230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608932352418" calcext:value-type="float">
            <text:p>1.260893235241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6819308303297" calcext:value-type="float">
            <text:p>0.368193083032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474949813719" calcext:value-type="float">
            <text:p>1.347494981371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98385630233" calcext:value-type="float">
            <text:p>0.41983856302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51680873253" calcext:value-type="float">
            <text:p>1.35168087325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4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396839257739" calcext:value-type="float">
            <text:p>0.423968392577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14167406711" calcext:value-type="float">
            <text:p>1.321416740671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525576248068" calcext:value-type="float">
            <text:p>0.455255762480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88388173146" calcext:value-type="float">
            <text:p>1.478838817314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851994997478" calcext:value-type="float">
            <text:p>0.478519949974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041209942554" calcext:value-type="float">
            <text:p>1.304120994255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649431970352" calcext:value-type="float">
            <text:p>0.436494319703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88820485802" calcext:value-type="float">
            <text:p>1.328882048580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664562299979" calcext:value-type="float">
            <text:p>0.406645622999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330871519234" calcext:value-type="float">
            <text:p>1.633087151923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388339813714" calcext:value-type="float">
            <text:p>0.443883398137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22993462209" calcext:value-type="float">
            <text:p>1.39229934622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101897294107" calcext:value-type="float">
            <text:p>0.421018972941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26066320261" calcext:value-type="float">
            <text:p>1.392606632026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644958214876" calcext:value-type="float">
            <text:p>0.446449582148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57759728874" calcext:value-type="float">
            <text:p>1.505775972887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481329094405" calcext:value-type="float">
            <text:p>0.454813290944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34531197094" calcext:value-type="float">
            <text:p>1.473453119709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5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42371516606" calcext:value-type="float">
            <text:p>0.43423715166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059687348903" calcext:value-type="float">
            <text:p>1.605968734890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293831410165" calcext:value-type="float">
            <text:p>0.422938314101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81409934361" calcext:value-type="float">
            <text:p>1.478140993436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268391003876" calcext:value-type="float">
            <text:p>0.422683910038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143067305028" calcext:value-type="float">
            <text:p>1.214306730502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6091665926564" calcext:value-type="float">
            <text:p>0.360916659265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97081892759" calcext:value-type="float">
            <text:p>1.329708189275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232323693125" calcext:value-type="float">
            <text:p>0.42323236931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342657360585" calcext:value-type="float">
            <text:p>1.534265736058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9571242213935" calcext:value-type="float">
            <text:p>0.495712422139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79880652008" calcext:value-type="float">
            <text:p>1.417988065200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863222254891" calcext:value-type="float">
            <text:p>0.48863222254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255432625503" calcext:value-type="float">
            <text:p>1.425543262550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7094900318418" calcext:value-type="float">
            <text:p>0.370949003184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312255999545" calcext:value-type="float">
            <text:p>1.331225599954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308145690034" calcext:value-type="float">
            <text:p>0.413081456900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69844915436" calcext:value-type="float">
            <text:p>1.486984491543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28035697281" calcext:value-type="float">
            <text:p>0.41280356972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63292147367" calcext:value-type="float">
            <text:p>1.486329214736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819308975769" calcext:value-type="float">
            <text:p>0.438193089757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576669386831" calcext:value-type="float">
            <text:p>1.457666938683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6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451193999395" calcext:value-type="float">
            <text:p>0.434511939993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493481623264" calcext:value-type="float">
            <text:p>1.249348162326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174936438062" calcext:value-type="float">
            <text:p>0.381749364380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22692107439" calcext:value-type="float">
            <text:p>1.402269210743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523982550259" calcext:value-type="float">
            <text:p>0.415239825502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31835606834" calcext:value-type="float">
            <text:p>1.443183560683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65418214369" calcext:value-type="float">
            <text:p>0.48654182143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29212517182" calcext:value-type="float">
            <text:p>1.492921251718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5293202117528" calcext:value-type="float">
            <text:p>0.45293202117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279704664432" calcext:value-type="float">
            <text:p>1.327970466443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210220540107" calcext:value-type="float">
            <text:p>0.432102205401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005489889328" calcext:value-type="float">
            <text:p>1.500548988932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302486921187" calcext:value-type="float">
            <text:p>0.403024869211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263959684693" calcext:value-type="float">
            <text:p>1.426395968469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322063832451" calcext:value-type="float">
            <text:p>0.473220638324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69165752738" calcext:value-type="float">
            <text:p>1.269165752738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9285675339725" calcext:value-type="float">
            <text:p>0.392856753397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78832988202" calcext:value-type="float">
            <text:p>1.477883298820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941544999357" calcext:value-type="float">
            <text:p>0.41941544999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350968311607" calcext:value-type="float">
            <text:p>1.435096831160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7921535468201" calcext:value-type="float">
            <text:p>0.479215354682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778732051981" calcext:value-type="float">
            <text:p>1.377873205198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7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375648792125" calcext:value-type="float">
            <text:p>0.383756487921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982695924662" calcext:value-type="float">
            <text:p>1.398269592466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421238890808" calcext:value-type="float">
            <text:p>0.414212388908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2837930876535" calcext:value-type="float">
            <text:p>1.283793087653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321363591761" calcext:value-type="float">
            <text:p>0.383213635917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81303167356" calcext:value-type="float">
            <text:p>1.488130316735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544569742358" calcext:value-type="float">
            <text:p>0.485445697423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0605866393" calcext:value-type="float">
            <text:p>1.470605866393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4012372380923" calcext:value-type="float">
            <text:p>0.340123723809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6393163659059" calcext:value-type="float">
            <text:p>1.639316365905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115865213939" calcext:value-type="float">
            <text:p>0.431158652139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831228339657" calcext:value-type="float">
            <text:p>1.483122833965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103183478906" calcext:value-type="float">
            <text:p>0.41031834789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747996399524" calcext:value-type="float">
            <text:p>1.4747996399524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511628194825" calcext:value-type="float">
            <text:p>0.385116281948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66434800662" calcext:value-type="float">
            <text:p>1.46643480066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7392465530502" calcext:value-type="float">
            <text:p>0.373924655305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579748163949" calcext:value-type="float">
            <text:p>1.457974816394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338119354757" calcext:value-type="float">
            <text:p>0.433381193547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1461129287029" calcext:value-type="float">
            <text:p>1.146112928702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8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497355195328" calcext:value-type="float">
            <text:p>0.404973551953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5559719404641" calcext:value-type="float">
            <text:p>1.555971940464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0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583395485252" calcext:value-type="float">
            <text:p>0.405833954852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01563562872" calcext:value-type="float">
            <text:p>1.3601563562872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1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993779444927" calcext:value-type="float">
            <text:p>0.439937794449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646777749471" calcext:value-type="float">
            <text:p>1.464677774947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2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144511232693" calcext:value-type="float">
            <text:p>0.441445112326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420609210696" calcext:value-type="float">
            <text:p>1.4420609210696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3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38642970717271" calcext:value-type="float">
            <text:p>0.386429707172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927696825999" calcext:value-type="float">
            <text:p>1.492769682599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4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812340832155" calcext:value-type="float">
            <text:p>0.408123408321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55981933909" calcext:value-type="float">
            <text:p>1.4155981933909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5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8658699917093" calcext:value-type="float">
            <text:p>0.486586999170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155768829397" calcext:value-type="float">
            <text:p>1.415576882939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6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385163364153" calcext:value-type="float">
            <text:p>0.43851633641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362887052795" calcext:value-type="float">
            <text:p>1.362887052795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7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4892969747703" calcext:value-type="float">
            <text:p>0.4489296974770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000549756911" calcext:value-type="float">
            <text:p>1.4000549756911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8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761837354058" calcext:value-type="float">
            <text:p>0.407618373540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1.4348886462307" calcext:value-type="float">
            <text:p>1.4348886462307</text:p>
          </table:table-cell>
          <table:table-cell table:number-columns-repeated="4"/>
          <table:table-cell office:value-type="string" calcext:value-type="string">
            <text:p>Lognormal-capacity</text:p>
          </table:table-cell>
          <table:table-cell/>
          <table:table-cell office:value-type="string" calcext:value-type="string">
            <text:p>#99</text:p>
          </table:table-cell>
          <table:table-cell office:value-type="string" calcext:value-type="string">
            <text:p>Aerocom.aircraft[0].linkSelector</text:p>
          </table:table-cell>
          <table:table-cell office:value-type="string" calcext:value-type="string">
            <text:p>responseTime:mean</text:p>
          </table:table-cell>
          <table:table-cell office:value-type="float" office:value="0.4080708088817" calcext:value-type="float">
            <text:p>0.408070808881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9:43:55.070423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8:57:38.583424337</meta:creation-date>
    <dc:date>2021-03-03T20:00:26.056793867</dc:date>
    <meta:editing-duration>PT9M20S</meta:editing-duration>
    <meta:editing-cycles>2</meta:editing-cycles>
    <meta:generator>LibreOffice/6.1.5.2$Linux_X86_64 LibreOffice_project/10$Build-2</meta:generator>
    <meta:document-statistic meta:table-count="1" meta:cell-count="5544" meta:object-count="0"/>
  </office:meta>
</office:document-meta>
</file>